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212.14mm"/>
    </style:style>
    <style:style style:name="co4" style:family="table-column">
      <style:table-column-properties fo:break-before="auto" style:column-width="133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5" office:value-type="string" calcext:value-type="string" table:number-columns-spanned="3" table:number-rows-spanned="2">
            <text:p>Tesla Small Drive Unit Logic To IGBT Driver Interface</text:p>
          </table:table-cell>
          <table:covered-table-cell table:number-columns-repeated="2" table:style-name="ce9"/>
          <table:table-cell table:number-columns-repeated="1021"/>
        </table:table-row>
        <table:table-row table:style-name="ro1">
          <table:covered-table-cell table:style-name="ce6"/>
          <table:covered-table-cell table:number-columns-repeated="2"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Guessed Function</text:p>
          </table:table-cell>
          <table:table-cell table:style-name="ce2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 bus voltage monitoring</text:p>
          </table:table-cell>
          <table:table-cell office:value-type="string" calcext:value-type="string">
            <text:p>20v on the dc bus gives 130mV outpu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11.8k to gnd at approx 15c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5k to gnd at approx 15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12v Vcc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5v supply required</text:p>
          </table:table-cell>
          <table:table-cell office:value-type="string" calcext:value-type="string">
            <text:p>Supply for dc bus discharg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bus discharge pin</text:p>
          </table:table-cell>
          <table:table-cell office:value-type="string" calcext:value-type="string">
            <text:p>Float to discharge dc bus. Ground to remove discharg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12V Vcc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+5V Vcc</text:p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UVLO</text:p>
          </table:table-cell>
          <table:table-cell table:style-name="ce4" office:value-type="string" calcext:value-type="string">
            <text:p>Measured +5v with power stage on own. Derived from +5V Vcc. Drops to 0.6v when loaded with a 1k resistor to gnd. This pin goes low if 12V Vcc drops to approx 8v</text:p>
          </table:table-cell>
          <table:table-cell office:value-type="string" calcext:value-type="string">
            <text:p>UVLO???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BT Driver Reset</text:p>
          </table:table-cell>
          <table:table-cell office:value-type="string" calcext:value-type="string">
            <text:p>Active low. When low , shutsdown all drivers. 1K pullup to +5v Vcc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ase A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ase A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ase B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ase B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asured +5v with power stage on own. Derived from +5V Vcc. Drops to 4.8v when loaded with a 1k resistor to gnd.</text:p>
          </table:table-cell>
          <table:table-cell office:value-type="string" calcext:value-type="string">
            <text:p>IGBT Fault line. Possibly a multiplex of Hi and Lo side and buffered??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ase C High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ase C Low</text:p>
          </table:table-cell>
          <table:table-cell office:value-type="string" calcext:value-type="string">
            <text:p>IGBT Drive Signal. 0V low , 5v high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36:20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9:06:26.722000000</meta:creation-date>
    <dc:date>2017-09-23T11:02:07.746000000</dc:date>
    <meta:editing-duration>PT42M53S</meta:editing-duration>
    <meta:editing-cycles>7</meta:editing-cycles>
    <meta:generator>LibreOffice/5.3.2.2$Windows_x86 LibreOffice_project/6cd4f1ef626f15116896b1d8e1398b56da0d0ee1</meta:generator>
    <meta:document-statistic meta:table-count="1" meta:cell-count="75" meta:object-count="0"/>
  </office:meta>
</office:document-meta>
</file>